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7bc65" draw:textarea-horizontal-align="justify" draw:textarea-vertical-align="middle" draw:auto-grow-height="false" fo:min-height="1.02cm" fo:min-width="11.8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1.8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81cm" fo:min-width="0cm"/>
    </style:style>
    <style:style style:name="gr4" style:family="graphic" style:parent-style-name="standard">
      <style:graphic-properties draw:fill="solid" draw:fill-color="#ff8080" draw:textarea-horizontal-align="justify" draw:textarea-vertical-align="middle" draw:auto-grow-height="false" fo:min-height="1.299cm" fo:min-width="5.533cm"/>
      <style:paragraph-properties style:writing-mode="lr-tb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 fo:min-height="1.299cm" fo:min-width="5.533cm"/>
      <style:paragraph-properties style:writing-mode="lr-tb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1.299cm" fo:min-width="3.628cm"/>
      <style:paragraph-properties style:writing-mode="lr-tb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 fo:min-height="0.702cm" fo:min-width="4.898cm"/>
      <style:paragraph-properties style:writing-mode="lr-tb"/>
    </style:style>
    <style:style style:name="gr8" style:family="graphic" style:parent-style-name="standard">
      <style:graphic-properties draw:fill="solid" draw:fill-color="#ff9966" draw:textarea-horizontal-align="justify" draw:textarea-vertical-align="middle" draw:auto-grow-height="false" fo:min-height="0.802cm" fo:min-width="2.357cm"/>
      <style:paragraph-properties style:writing-mode="lr-tb"/>
    </style:style>
    <style:style style:name="gr9" style:family="graphic" style:parent-style-name="standard">
      <style:graphic-properties draw:fill="solid" draw:fill-color="#ff9966" draw:textarea-horizontal-align="justify" draw:textarea-vertical-align="middle" draw:auto-grow-height="false" fo:min-height="0.748cm" fo:min-width="2.9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1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1.277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02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4.229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022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293cm" fo:min-width="0cm"/>
      <style:paragraph-properties style:writing-mode="lr-tb"/>
    </style:style>
    <style:style style:name="gr17" style:family="graphic" style:parent-style-name="standard">
      <style:graphic-properties draw:fill="solid" draw:fill-color="#ff8080" draw:textarea-horizontal-align="justify" draw:textarea-vertical-align="middle" draw:auto-grow-height="false" fo:min-height="0.702cm" fo:min-width="4.263cm"/>
      <style:paragraph-properties style:writing-mode="lr-tb"/>
    </style:style>
    <style:style style:name="gr18" style:family="graphic" style:parent-style-name="standard">
      <style:graphic-properties draw:fill="solid" draw:fill-color="#ff8080" draw:textarea-horizontal-align="justify" draw:textarea-vertical-align="middle" draw:auto-grow-height="false" fo:min-height="0.702cm" fo:min-width="4.89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77bc65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ff8080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9966"/>
      <style:paragraph-properties fo:text-align="center" style:writing-mode="lr-tb"/>
    </style:style>
    <style:style style:name="P7" style:family="paragraph">
      <loext:graphic-properties draw:fill="solid" draw:fill-color="#ffcc99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ff8080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9966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382cm" svg:height="1.27cm" svg:x="4.81cm" svg:y="2.27cm">
          <text:p text:style-name="P1">Django “views”<text:line-break/><text:span text:style-name="T1">switches/view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382cm" svg:height="1.27cm" svg:x="4.81cm" svg:y="6.08cm">
          <text:p text:style-name="P1">Connector() API class</text:p>
          <text:p text:style-name="P1"><text:span text:style-name="T1">switches/connect/connector.p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2.535cm" svg:x="10.842cm" svg:y="3.5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6.033cm" svg:height="1.549cm" svg:x="1.952cm" svg:y="9.293cm">
          <text:p text:style-name="P4"><text:span text:style-name="T2">SnmpConnector()</text:span><text:span text:style-name="T2"><text:line-break/></text:span><text:span text:style-name="T1">switches/connect/snmp/*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033cm" svg:height="1.549cm" svg:x="8.937cm" svg:y="9.293cm">
          <text:p text:style-name="P1"><text:span text:style-name="T2">NapalmConnector</text:span>()<text:line-break/><text:span text:style-name="T1">switches/connect/napalm/*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28cm" svg:height="1.549cm" svg:x="15.922cm" svg:y="9.293cm">
          <text:p text:style-name="P1"><text:span text:style-name="T2">OtherConnector(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398cm" svg:height="0.952cm" svg:x="2.587cm" svg:y="15.605cm">
          <text:p text:style-name="P8"><text:span text:style-name="T1">SnmpConnectorProcurve(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857cm" svg:height="1.052cm" svg:x="8.938cm" svg:y="12.33cm">
          <text:p text:style-name="P8"><text:span text:style-name="T1">Vendor1(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92cm" svg:height="0.998cm" svg:x="9.89cm" svg:y="14.0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35cm" svg:height="1.959cm" svg:x="5.445cm" svg:y="7.2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3" draw:layer="layout" svg:width="0.635cm" svg:height="1.905cm" svg:x="11.477cm" svg:y="7.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3" draw:layer="layout" svg:width="0.635cm" svg:height="1.959cm" svg:x="16.24cm" svg:y="7.2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3" draw:layer="layout" svg:width="0.635cm" svg:height="1.587cm" svg:x="2.587cm" svg:y="10.84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635cm" svg:height="3.175cm" svg:x="4.492cm" svg:y="10.842cm">
          <text:p/>
          <draw:enhanced-geometry svg:viewBox="0 0 21600 21600" draw:text-areas="?f0 ?f8 ?f2 ?f9" draw:type="up-down-arrow" draw:modifiers="4516.98113207547 2448.362720403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0.635cm" svg:height="4.763cm" svg:x="7.35cm" svg:y="10.842cm">
          <text:p/>
          <draw:enhanced-geometry svg:viewBox="0 0 21600 21600" draw:text-areas="?f0 ?f8 ?f2 ?f9" draw:type="up-down-arrow" draw:modifiers="4890.56603773585 1184.8101265822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0.635cm" svg:height="1.588cm" svg:x="10.525cm" svg:y="10.84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635cm" svg:height="3.175cm" svg:x="12.112cm" svg:y="10.84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9" draw:layer="layout" svg:width="4.763cm" svg:height="0.952cm" svg:x="1.952cm" svg:y="12.43cm">
          <text:p text:style-name="P8"><text:span text:style-name="T1">SnmpConnectorCisc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5.397cm" svg:height="0.952cm" svg:x="2.27cm" svg:y="14.018cm">
          <text:p text:style-name="P8"><text:span text:style-name="T1">SnmpConnectorComware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8T09:19:13.174046432</meta:creation-date>
    <dc:date>2021-04-23T15:38:17.066000000</dc:date>
    <meta:editing-duration>PT38M19S</meta:editing-duration>
    <meta:editing-cycles>11</meta:editing-cycles>
    <meta:generator>LibreOffice/7.1.0.3$Windows_x86 LibreOffice_project/f6099ecf3d29644b5008cc8f48f42f4a40986e4c</meta:generator>
    <meta:document-statistic meta:object-count="19"/>
  </office:meta>
</office:document-meta>
</file>